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71875in"/>
    </style:style>
    <style:style style:name="co3" style:family="table-column">
      <style:table-column-properties fo:break-before="auto" style:column-width="4.8125in"/>
    </style:style>
    <style:style style:name="co4" style:family="table-column">
      <style:table-column-properties fo:break-before="auto" style:column-width="2.7083333333333335in"/>
    </style:style>
    <style:style style:name="co5" style:family="table-column">
      <style:table-column-properties fo:break-before="auto" style:column-width="0.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1.3958333333333333in" fo:break-before="auto" style:use-optimal-row-height="false"/>
    </style:style>
    <style:style style:name="ta1" style:family="table" style:master-page-name="PageStyle_5f_Feuille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fo:border-bottom="1.0pt solid #000000" style:vertical-align="bottom" fo:background-color="#F9CB9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99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background-color="#CC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ackground-color="#FFD966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9CB9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order-left="1.0pt solid #000000" fo:border-right="1.0pt solid #000000" fo:border-top="1.0pt solid #000000" fo:border-bottom="1.0pt solid #000000" fo:background-color="#FFD966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le 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Wild-Village</text:p>
          </table:table-cell>
          <table:covered-table-cell table:number-columns-repeated="3"/>
        </table:table-row>
        <table:table-row table:style-name="ro2">
          <table:table-cell table:style-name="ce24" office:value-type="string">
            <text:p>Fonctionnalités</text:p>
          </table:table-cell>
          <table:table-cell table:style-name="ce25" office:value-type="string">
            <text:p>User Story</text:p>
          </table:table-cell>
          <table:table-cell table:style-name="ce26" office:value-type="string">
            <text:p>Conditions de validation</text:p>
          </table:table-cell>
          <table:table-cell table:style-name="ce27"/>
        </table:table-row>
        <table:table-row table:style-name="ro3">
          <table:table-cell table:style-name="ce28" office:value-type="string">
            <text:p>S'enregistrer</text:p>
          </table:table-cell>
          <table:table-cell table:style-name="ce29" office:value-type="string">
            <text:p>En tant qu'utilisateur, je veux pouvoir m'enregistrer sur le site.</text:p>
          </table:table-cell>
          <table:table-cell table:style-name="ce30" office:value-type="string">
            <text:p>- Je peux m'enregistrer sur une page dédiée en renseignant mes informations :
-&gt; Nom d'utilisateur
-&gt; Email
-&gt; Age (minimum 18 ans sinon erreur)
-&gt; Mot de passe
-&gt; Confirmation du mot de passe

- Lorsque je suis enregistré, je suis redirigé vers les actualités principales avec un message de bienvenue.</text:p>
          </table:table-cell>
          <table:table-cell table:style-name="ce31" table:number-columns-spanned="1" table:number-rows-spanned="7"/>
        </table:table-row>
        <table:table-row table:style-name="ro2">
          <table:table-cell table:style-name="ce28" office:value-type="string">
            <text:p>Se connecter</text:p>
          </table:table-cell>
          <table:table-cell table:style-name="ce29" office:value-type="string">
            <text:p>En tant qu'utilisateur, je veux pouvoir me connecter au site.</text:p>
          </table:table-cell>
          <table:table-cell table:style-name="ce30" office:value-type="string">
            <text:p>- Je peux me connecter à l'aide de mon Login et de mon Mot de passe sur une page dédiée

- Lorsque je suis connecté, je suis redirigé vers les actualités principales avec un message de bienvenue.

- Lorsque je me connecte, les boutons "s'enregistrer" et "se connecter" disparaîssent, et laissent place à "Bienvenue UTILISATEUR" en menu déroulant contenant les onglets suivants :
-&gt; Mon Espace
-&gt; Messagerie
-&gt; Mes paramètres
-&gt; Se déconnecter</text:p>
          </table:table-cell>
          <table:covered-table-cell/>
        </table:table-row>
        <table:table-row table:style-name="ro2">
          <table:table-cell table:style-name="ce28" office:value-type="string">
            <text:p>Espace personnel</text:p>
          </table:table-cell>
          <table:table-cell table:style-name="ce29" office:value-type="string">
            <text:p>En tant qu'utilisateur, je veux pouvoir accéder à mon espace personnel.</text:p>
          </table:table-cell>
          <table:table-cell table:style-name="ce30" office:value-type="string">
            <text:p>- Lorsque je clique sur "Mon Espace", je tombe sur ma page personnel visible par les autres utilisateurs.

- Je peux voir afficher les informations que je désire partager avec les autres utilisateurs (Biographie, liens vers site professionnel, adresse Email, Nom, Prénom, Age, Derniers Posts), les informations soumises à ma politique de confidentialité sont grisées et invisibles aux yeux des autres utilisateurs (Adresse E-Mail par exemple)

- Je peux voir l'espace utilisateur des autres.</text:p>
          </table:table-cell>
          <table:covered-table-cell/>
        </table:table-row>
        <table:table-row table:style-name="ro2">
          <table:table-cell table:style-name="ce28" office:value-type="string">
            <text:p>Modifier les informations utilisateur</text:p>
          </table:table-cell>
          <table:table-cell table:style-name="ce29" office:value-type="string">
            <text:p>En tant qu'utilisateur, je veux pouvoir accéder à mes paramètres afin de mettre à jour mon profil et modifier mes informations de confidentialité.</text:p>
          </table:table-cell>
          <table:table-cell table:style-name="ce30" office:value-type="string">
            <text:p>- Lorsque je clique sur "Mes paramètres", je tombe sur les paramètres de mon compte. 

- Je peux mettre à jour mon mot de passe, mon adresse E-Mail, Ma biographie, Mes différents liens de redirection (Linkedin, Twitter, DoYouBuzz, Github). Et définir les paramètres de confidentialité (Age, Nom, Mail). Les champs laissés vide sont marqués en "non renseigné" sur mon espace.</text:p>
          </table:table-cell>
          <table:covered-table-cell/>
        </table:table-row>
        <table:table-row table:style-name="ro2">
          <table:table-cell table:style-name="ce33" office:value-type="string">
            <text:p>Poster des messages</text:p>
          </table:table-cell>
          <table:table-cell table:style-name="ce29" office:value-type="string">
            <text:p>En tant qu'utilisateur je peux poster des messages sur le fil d'actualité général.</text:p>
          </table:table-cell>
          <table:table-cell table:style-name="ce30" office:value-type="string">
            <text:p>- Lorsque je poste un message, il apparaît dans le fil d'actualités.

- Je peux le supprimer.

- Mon nom &amp; mon Prénom ainsi que la date de création du post sont renseignés.

- Je peux recevoir des commentaires et en poster sur les posts des autres utilisateurs.</text:p>
          </table:table-cell>
          <table:covered-table-cell/>
        </table:table-row>
        <table:table-row table:style-name="ro2">
          <table:table-cell table:style-name="ce33" office:value-type="string">
            <text:p>Statistiques</text:p>
          </table:table-cell>
          <table:table-cell table:style-name="ce33" office:value-type="string">
            <text:p>En tant qu'utilisateur, je peux consulter mes statistiques d'activité.</text:p>
          </table:table-cell>
          <table:table-cell table:style-name="ce30" office:value-type="string">
            <text:p>- Je dispose sur mon espace personnel, d'un encart contenant des renseignements sur mon activité. (Nombre de message postés, nombre de commentaires donnés).</text:p>
          </table:table-cell>
          <table:covered-table-cell/>
        </table:table-row>
        <table:table-row table:style-name="ro2">
          <table:table-cell table:style-name="ce33" office:value-type="string">
            <text:p>Messagerie</text:p>
          </table:table-cell>
          <table:table-cell table:style-name="ce29" office:value-type="string">
            <text:p>En tant qu'utilisateur, je peux envoyer un message à un autre utilisateur et consulter ceux que j'ai envoyé.</text:p>
          </table:table-cell>
          <table:table-cell table:style-name="ce30" office:value-type="string">
            <text:p>- Je dispose d'une page dédiée à ma messagerie
sur laquelle, je peux envoyer un message à un utilisateur.

- Je peux lire &amp; supprimer les messages que je reçois et ceux que j'ai envoyé.</text:p>
          </table:table-cell>
          <table:covered-table-cell/>
        </table:table-row>
        <table:table-row table:style-name="ro2">
          <table:table-cell table:style-name="ce29" office:value-type="string">
            <text:p>Administration</text:p>
          </table:table-cell>
          <table:table-cell table:style-name="ce29" office:value-type="string">
            <text:p>En tant qu'Administrateur, je peux naviguer sur le site &amp; administrer les messages.</text:p>
          </table:table-cell>
          <table:table-cell table:style-name="ce30" office:value-type="string">
            <text:p>- Je peux supprimer chaque messages.</text:p>
          </table:table-cell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le 1" style:display-name="PageStyle_Feuille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